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04cm" fo:break-before="auto" style:use-optimal-row-height="true"/>
    </style:style>
    <style:style style:name="ro5" style:family="table-row">
      <style:table-row-properties style:row-height="1.478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1.023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ro10" style:family="table-row">
      <style:table-row-properties style:row-height="0.864cm" fo:break-before="auto" style:use-optimal-row-height="true"/>
    </style:style>
    <style:style style:name="ro11" style:family="table-row">
      <style:table-row-properties style:row-height="1.214cm" fo:break-before="auto" style:use-optimal-row-height="false"/>
    </style:style>
    <style:style style:name="ro12" style:family="table-row">
      <style:table-row-properties style:row-height="1.976cm" fo:break-before="auto" style:use-optimal-row-height="true"/>
    </style:style>
    <style:style style:name="ro13" style:family="table-row">
      <style:table-row-properties style:row-height="1.356cm" fo:break-before="auto" style:use-optimal-row-height="false"/>
    </style:style>
    <style:style style:name="ro14" style:family="table-row">
      <style:table-row-properties style:row-height="1.025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65])" office:value-type="time" office:time-value="PT13H50M00S" calcext:value-type="time">
            <text:p>13:50:00</text:p>
          </table:table-cell>
          <table:table-cell table:style-name="ce13" table:formula="of:=SUM([.D3:.D177])" office:value-type="time" office:time-value="PT17H39M17S" calcext:value-type="time">
            <text:p>17:39:17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2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9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10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 table:formula="of:=[.C96]-[.D96]" office:value-type="time" office:time-value="PT00H00M00S" calcext:value-type="time">
            <text:p>00:00:00</text:p>
          </table:table-cell>
          <table:table-cell table:style-name="ce20" table:formula="of:=[.D96]/([.D96]+[.E96])" office:value-type="string" office:string-value="" calcext:value-type="error">
            <text:p>#DIV/0 !</text:p>
          </table:table-cell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/>
          <table:table-cell table:style-name="ce18" table:formula="of:=[.C97]-[.D97]" office:value-type="time" office:time-value="PT00H05M00S" calcext:value-type="time">
            <text:p>00:05:00</text:p>
          </table:table-cell>
          <table:table-cell table:style-name="ce20" table:formula="of:=[.D97]/([.D97]+[.E9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Manontany an ramose regle</text:p>
          </table:table-cell>
          <table:table-cell table:number-columns-repeated="2"/>
          <table:table-cell table:style-name="ce18" table:formula="of:=[.C98]-[.D98]" office:value-type="time" office:time-value="PT00H00M00S" calcext:value-type="time">
            <text:p>00:00:00</text:p>
          </table:table-cell>
          <table:table-cell table:style-name="ce20" table:formula="of:=[.D98]/([.D98]+[.E98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script reinitaliser base avec les sequences aussi</text:p>
          </table:table-cell>
          <table:table-cell table:number-columns-repeated="2"/>
          <table:table-cell table:style-name="ce18" table:formula="of:=[.C99]-[.D99]" office:value-type="time" office:time-value="PT00H00M00S" calcext:value-type="time">
            <text:p>00:00:00</text:p>
          </table:table-cell>
          <table:table-cell table:style-name="ce20" table:formula="of:=[.D99]/([.D99]+[.E99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number-columns-repeated="2"/>
          <table:table-cell table:style-name="ce18" table:formula="of:=[.C100]-[.D100]" office:value-type="time" office:time-value="PT00H00M00S" calcext:value-type="time">
            <text:p>00:00:00</text:p>
          </table:table-cell>
          <table:table-cell table:style-name="ce20" table:formula="of:=[.D100]/([.D100]+[.E100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Verification page accueil equipe </text:p>
          </table:table-cell>
          <table:table-cell table:number-columns-repeated="2"/>
          <table:table-cell table:style-name="ce18" table:formula="of:=[.C101]-[.D101]" office:value-type="time" office:time-value="PT00H00M00S" calcext:value-type="time">
            <text:p>00:00:00</text:p>
          </table:table-cell>
          <table:table-cell table:style-name="ce20" table:formula="of:=[.D101]/([.D101]+[.E101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number-columns-repeated="2"/>
          <table:table-cell table:style-name="ce18" table:formula="of:=[.C102]-[.D102]" office:value-type="time" office:time-value="PT00H00M00S" calcext:value-type="time">
            <text:p>00:00:00</text:p>
          </table:table-cell>
          <table:table-cell table:style-name="ce20" table:formula="of:=[.D102]/([.D102]+[.E102])" office:value-type="string" office:string-value="" calcext:value-type="error">
            <text:p>#DIV/0 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table:formula="of:=[.C103]-[.D103]" office:value-type="time" office:time-value="-PT00H02M00S" calcext:value-type="time">
            <text:p>-00:02:00</text:p>
          </table:table-cell>
          <table:table-cell table:style-name="ce20" table:formula="of:=[.D103]/([.D103]+[.E103])" office:value-type="percentage" office:value="1.06666666666667" calcext:value-type="percentage">
            <text:p>106,67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table:formula="of:=[.C104]-[.D104]" office:value-type="time" office:time-value="-PT00H15M39S" calcext:value-type="time">
            <text:p>-00:15:39</text:p>
          </table:table-cell>
          <table:table-cell table:style-name="ce20" table:formula="of:=[.D104]/([.D104]+[.E104])" office:value-type="percentage" office:value="2.565" calcext:value-type="percentage">
            <text:p>256,5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table:formula="of:=[.C105]-[.D105]" office:value-type="time" office:time-value="PT00H02M27S" calcext:value-type="time">
            <text:p>00:02:27</text:p>
          </table:table-cell>
          <table:table-cell table:style-name="ce20" table:formula="of:=[.D105]/([.D105]+[.E105])" office:value-type="percentage" office:value="0.811538461538462" calcext:value-type="percentage">
            <text:p>81,15 %</text:p>
          </table:table-cell>
          <table:table-cell table:number-columns-repeated="1018"/>
        </table:table-row>
        <table:table-row table:style-name="ro13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06]-[.D106]" office:value-type="time" office:time-value="PT00H03M00S" calcext:value-type="time">
            <text:p>00:03:00</text:p>
          </table:table-cell>
          <table:table-cell table:style-name="ce20" table:formula="of:=[.D106]/([.D106]+[.E106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107]-[.D107]" office:value-type="time" office:time-value="PT00H06M00S" calcext:value-type="time">
            <text:p>00:06:00</text:p>
          </table:table-cell>
          <table:table-cell table:style-name="ce20" table:formula="of:=[.D107]/([.D107]+[.E107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42S" calcext:value-type="time">
            <text:p>00:15:42</text:p>
          </table:table-cell>
          <table:table-cell table:style-name="ce18" table:formula="of:=[.C108]-[.D108]" office:value-type="time" office:time-value="-PT00H05M42S" calcext:value-type="time">
            <text:p>-00:05:42</text:p>
          </table:table-cell>
          <table:table-cell table:style-name="ce20" table:formula="of:=[.D108]/([.D108]+[.E108])" office:value-type="percentage" office:value="1.57" calcext:value-type="percentage">
            <text:p>157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09]-[.D109]" office:value-type="time" office:time-value="-PT00H07M00S" calcext:value-type="time">
            <text:p>-00:07:00</text:p>
          </table:table-cell>
          <table:table-cell table:style-name="ce20" table:formula="of:=[.D109]/([.D109]+[.E109])" office:value-type="percentage" office:value="1.875" calcext:value-type="percentage">
            <text:p>187,50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0]-[.D110]" office:value-type="time" office:time-value="PT00H03M15S" calcext:value-type="time">
            <text:p>00:03:15</text:p>
          </table:table-cell>
          <table:table-cell table:style-name="ce20" table:formula="of:=[.D110]/([.D110]+[.E110])" office:value-type="percentage" office:value="0.35" calcext:value-type="percentage">
            <text:p>35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1]-[.D111]" office:value-type="time" office:time-value="PT00H04M15S" calcext:value-type="time">
            <text:p>00:04:15</text:p>
          </table:table-cell>
          <table:table-cell table:style-name="ce20" table:formula="of:=[.D111]/([.D111]+[.E111])" office:value-type="percentage" office:value="0.291666666666667" calcext:value-type="percentage">
            <text:p>29,17 %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8M22S" calcext:value-type="time">
            <text:p>00:08:22</text:p>
          </table:table-cell>
          <table:table-cell table:style-name="ce18" table:formula="of:=[.C112]-[.D112]" office:value-type="time" office:time-value="-PT00H02M22S" calcext:value-type="time">
            <text:p>-00:02:22</text:p>
          </table:table-cell>
          <table:table-cell table:style-name="ce20" table:formula="of:=[.D112]/([.D112]+[.E112])" office:value-type="percentage" office:value="1.39444444444444" calcext:value-type="percentage">
            <text:p>139,44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table:formula="of:=[.C113]-[.D113]" office:value-type="time" office:time-value="-PT00H05M06S" calcext:value-type="time">
            <text:p>-00:05:06</text:p>
          </table:table-cell>
          <table:table-cell table:style-name="ce20" table:formula="of:=[.D113]/([.D113]+[.E113])" office:value-type="percentage" office:value="1.72857142857143" calcext:value-type="percentage">
            <text:p>17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21M00S" calcext:value-type="time">
            <text:p>00:21:00</text:p>
          </table:table-cell>
          <table:table-cell table:style-name="ce18" table:formula="of:=[.C114]-[.D114]" office:value-type="time" office:time-value="-PT00H06M00S" calcext:value-type="time">
            <text:p>-00:06:00</text:p>
          </table:table-cell>
          <table:table-cell table:style-name="ce20" table:formula="of:=[.D114]/([.D114]+[.E114])" office:value-type="percentage" office:value="1.4" calcext:value-type="percentage">
            <text:p>14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115]-[.D115]" office:value-type="time" office:time-value="PT00H05M00S" calcext:value-type="time">
            <text:p>00:05:00</text:p>
          </table:table-cell>
          <table:table-cell table:style-name="ce20" table:formula="of:=[.D115]/([.D115]+[.E115])" office:value-type="percentage" office:value="0.285714285714286" calcext:value-type="percentage">
            <text:p>28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8" table:formula="of:=[.C116]-[.D116]" office:value-type="time" office:time-value="PT00H04M00S" calcext:value-type="time">
            <text:p>00:04:00</text:p>
          </table:table-cell>
          <table:table-cell table:style-name="ce20" table:formula="of:=[.D116]/([.D116]+[.E116])" office:value-type="percentage" office:value="0.428571428571429" calcext:value-type="percentage">
            <text:p>4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4M00S" calcext:value-type="time">
            <text:p>00:04:00</text:p>
          </table:table-cell>
          <table:table-cell table:style-name="ce18" table:formula="of:=[.C117]-[.D117]" office:value-type="time" office:time-value="PT00H04M00S" calcext:value-type="time">
            <text:p>00:04:00</text:p>
          </table:table-cell>
          <table:table-cell table:style-name="ce20" table:formula="of:=[.D117]/([.D117]+[.E117])" office:value-type="percentage" office:value="0.5" calcext:value-type="percentage">
            <text:p>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18]-[.D118]" office:value-type="time" office:time-value="PT00H02M00S" calcext:value-type="time">
            <text:p>00:02:00</text:p>
          </table:table-cell>
          <table:table-cell table:style-name="ce20" table:formula="of:=[.D118]/([.D118]+[.E118])" office:value-type="percentage" office:value="0.714285714285714" calcext:value-type="percentage">
            <text:p>71,4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19]-[.D119]" office:value-type="time" office:time-value="-PT00H05M00S" calcext:value-type="time">
            <text:p>-00:05:00</text:p>
          </table:table-cell>
          <table:table-cell table:style-name="ce20" table:formula="of:=[.D119]/([.D119]+[.E119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120]-[.D120]" office:value-type="time" office:time-value="-PT00H01M00S" calcext:value-type="time">
            <text:p>-00:01:00</text:p>
          </table:table-cell>
          <table:table-cell table:style-name="ce20" table:formula="of:=[.D120]/([.D120]+[.E120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1]-[.D121]" office:value-type="time" office:time-value="-PT00H10M00S" calcext:value-type="time">
            <text:p>-00:10:00</text:p>
          </table:table-cell>
          <table:table-cell table:style-name="ce20" table:formula="of:=[.D121]/([.D121]+[.E12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2]-[.D122]" office:value-type="time" office:time-value="-PT00H01M00S" calcext:value-type="time">
            <text:p>-00:01:00</text:p>
          </table:table-cell>
          <table:table-cell table:style-name="ce20" table:formula="of:=[.D122]/([.D122]+[.E122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3]-[.D123]" office:value-type="time" office:time-value="-PT00H01M00S" calcext:value-type="time">
            <text:p>-00:01:00</text:p>
          </table:table-cell>
          <table:table-cell table:style-name="ce20" table:formula="of:=[.D123]/([.D123]+[.E123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4]-[.D124]" office:value-type="time" office:time-value="-PT00H12M00S" calcext:value-type="time">
            <text:p>-00:12:00</text:p>
          </table:table-cell>
          <table:table-cell table:style-name="ce20" table:formula="of:=[.D124]/([.D124]+[.E124])" office:value-type="percentage" office:value="2.5" calcext:value-type="percentage">
            <text:p>2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8" table:formula="of:=[.C125]-[.D125]" office:value-type="time" office:time-value="-PT00H02M00S" calcext:value-type="time">
            <text:p>-00:02:00</text:p>
          </table:table-cell>
          <table:table-cell table:style-name="ce20" table:formula="of:=[.D125]/([.D125]+[.E125])" office:value-type="percentage" office:value="1.2" calcext:value-type="percentage">
            <text:p>12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8" table:formula="of:=[.C126]-[.D126]" office:value-type="time" office:time-value="-PT00H03M00S" calcext:value-type="time">
            <text:p>-00:03:00</text:p>
          </table:table-cell>
          <table:table-cell table:style-name="ce20" table:formula="of:=[.D126]/([.D126]+[.E126])" office:value-type="percentage" office:value="1.3" calcext:value-type="percentage">
            <text:p>13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27]-[.D127]" office:value-type="time" office:time-value="PT00H08M00S" calcext:value-type="time">
            <text:p>00:08:00</text:p>
          </table:table-cell>
          <table:table-cell table:style-name="ce20" table:formula="of:=[.D127]/([.D127]+[.E1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 table:number-rows-repeated="14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ce1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23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07">
          <table:table-cell table:number-columns-repeated="1024"/>
        </table:table-row>
        <table:table-row table:style-name="ro15" table:number-rows-repeated="3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5:07:13.6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11:59:42.375000000</dc:date>
    <meta:editing-duration>P1DT11H36M15S</meta:editing-duration>
    <meta:editing-cycles>238</meta:editing-cycles>
    <meta:generator>LibreOffice/7.2.4.1$Windows_X86_64 LibreOffice_project/27d75539669ac387bb498e35313b970b7fe9c4f9</meta:generator>
    <meta:document-statistic meta:table-count="1" meta:cell-count="626" meta:object-count="0"/>
  </office:meta>
</office:document-meta>
</file>